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2" style:family="paragraph"/>
    <style:style style:name="P3" style:parent-style-name="ListParagraph" style:list-style-name="LFO2" style:family="paragraph"/>
    <style:style style:name="P4" style:parent-style-name="ListParagraph" style:list-style-name="LFO2" style:family="paragraph"/>
    <style:style style:name="P5" style:parent-style-name="ListParagraph" style:list-style-name="LFO2" style:family="paragraph"/>
    <style:style style:name="P6" style:parent-style-name="ListParagraph" style:list-style-name="LFO2" style:family="paragraph"/>
    <style:style style:name="P7" style:parent-style-name="ListParagraph" style:list-style-name="LFO2" style:family="paragraph"/>
    <style:style style:name="P8" style:parent-style-name="ListParagraph" style:list-style-name="LFO2" style:family="paragraph"/>
    <style:style style:name="P9" style:parent-style-name="ListParagraph" style:list-style-name="LFO2" style:family="paragraph"/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ListParagraph" style:list-style-name="LFO2" style:family="paragraph"/>
    <style:style style:name="P13" style:parent-style-name="ListParagraph" style:list-style-name="LFO2" style:family="paragraph"/>
    <style:style style:name="T14" style:parent-style-name="DefaultParagraphFont" style:family="text">
      <style:text-properties fo:font-style="italic" style:font-style-asian="italic" style:font-style-complex="italic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Similarities with Slough and Tyson (2023)</text:p>
      <text:list text:style-name="LFO2" text:continue-numbering="true">
        <text:list-item>
          <text:p text:style-name="P2">We recognize the same issue of the cumulation problem: literature often fragments because studies do not actually address the same counterfactual questions, even when they appear similar.</text:p>
        </text:list-item>
        <text:list-item>
          <text:p text:style-name="P3">We use a counterfactual approach as the main unit of analysis (“if X changes from x₀ to x₁, what happens to Y?”), instead of viewing studies or theories as complete entities.</text:p>
        </text:list-item>
        <text:list-item>
          <text:p text:style-name="P4">We see external validity as a theoretical concept, not a statistical one. Differences across contexts often reflect distinct mechanisms or conditions, not random error or estimation mistakes.</text:p>
        </text:list-item>
        <text:list-item>
          <text:p text:style-name="P5">We agree that combining results without clear concepts and design is misleading, whether in meta-analysis or broader literature synthesis.</text:p>
        </text:list-item>
      </text:list>
      <text:p text:style-name="Normal">Differences:<text:s/></text:p>
      <text:p text:style-name="Normal">Level of intervention:</text:p>
      <text:list text:style-name="LFO2" text:continue-numbering="true">
        <text:list-item>
          <text:p text:style-name="P6">They<text:s/>intervene at the empirical aggregation stage (meta-analysis), asking when estimates can be combined.<text:s/>We intervene upstream, at the level ofuration of<text:s/>theoretical claims, before<text:s/>any aggregation of estimates is even meaningful.</text:p>
        </text:list-item>
      </text:list>
      <text:p text:style-name="Normal">Object of harmonization:</text:p>
      <text:list text:style-name="LFO2" text:continue-numbering="true">
        <text:list-item>
          <text:p text:style-name="P7">Slough<text:s/>and<text:s/>Tyson focus on harmonizing contrasts and measurement strategies across studies.<text:s/>We focus on harmonizing theoretical counterfactual claims and scope conditions, even when no estimates are being pooled.</text:p>
        </text:list-item>
      </text:list>
      <text:p text:style-name="Normal"><text:s/>View of heterogeneity:</text:p>
      <text:list text:style-name="LFO2" text:continue-numbering="true">
        <text:list-item>
          <text:p text:style-name="P8">For them, heterogeneity is something to manage once target-equivalence is established.<text:s/>In our framework, heterogeneity is the starting point: different theories<text:s/>might<text:s/>imply different causal regimes defined by scope conditions.</text:p>
        </text:list-item>
      </text:list>
      <text:p text:style-name="Normal">What are we advancing:<text:s/></text:p>
      <text:list text:style-name="LFO2" text:continue-numbering="true">
        <text:list-item>
          <text:p text:style-name="P9">We shift aggregation from<text:s/><text:span text:style-name="T10">“Do these estimates pool?”</text:span><text:s/>to<text:s/><text:span text:style-name="T11">“What does the literature collectively imply, and for which populations?”</text:span></text:p>
        </text:list-item>
        <text:list-item>
          <text:p text:style-name="P12">We make population definition a theoretical outcome, not a background assumption.</text:p>
        </text:list-item>
        <text:list-item>
          <text:p text:style-name="P13"><text:s/>We turn scope conditions from informal caveats into constitutive elements of theory, creating a practical infrastructure for cumulative knowledge<text:s/><text:span text:style-name="T14">before</text:span><text:s/>empirical synthesis.</text:p>
        </text:list-item>
      </text:list>
      <text:soft-page-break/>
      <text:p text:style-name="Normal">Conclusion<text:s/>Slough<text:s/>and<text:s/>Tyson<text:s/>(2023)tell us<text:s/><text:span text:style-name="T15">when we can aggregate evidence</text:span>,<text:s/>we show<text:s/><text:span text:style-name="T16">how to structure theory so aggregation is even conceptually<text:s/></text:span><text:span text:style-name="T17">feasible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Aptos" style:font-name-asian="Apto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ril Poncela, Paloma</meta:initial-creator>
    <dc:creator>Abril Poncela, Paloma</dc:creator>
    <meta:creation-date>2026-01-30T09:55:00Z</meta:creation-date>
    <dc:date>2026-01-30T09:55:00Z</dc:date>
    <meta:template xlink:href="Normal" xlink:type="simple"/>
    <meta:editing-cycles>2</meta:editing-cycles>
    <meta:editing-duration>PT60S</meta:editing-duration>
    <meta:document-statistic meta:page-count="2" meta:paragraph-count="4" meta:word-count="306" meta:character-count="2052" meta:row-count="14" meta:non-whitespace-character-count="1750"/>
  </office:meta>
</office:document-meta>
</file>